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3.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7.3cm"/>
    </style:style>
    <style:style style:name="gr8" style:family="graphic" style:parent-style-name="standard">
      <style:graphic-properties draw:stroke="none" draw:fill="none" fo:min-height="1.195cm"/>
    </style:style>
    <style:style style:name="gr9" style:family="graphic" style:parent-style-name="standard">
      <style:graphic-properties draw:stroke="none" draw:fill="none" fo:min-height="0.39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79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style:paragraph-properties fo:text-align="start"/>
      <style:text-properties style:font-name="Liberation Mono" fo:font-size="10pt" fo:font-weight="bold" style:font-name-asian="Liberation Mono" style:font-size-asian="10pt" style:font-name-complex="Liberation Mono" style:font-size-complex="10pt"/>
    </style:style>
    <style:style style:name="P6" style:family="paragraph">
      <loext:graphic-properties draw:fill="none"/>
      <style:paragraph-properties fo:text-align="start"/>
      <style:text-properties style:font-name="Liberation Mono" fo:font-size="10pt" fo:font-weight="bold" style:font-name-asian="Liberation Mono" style:font-size-asian="10pt" style:font-name-complex="Liberation Mono" style:font-size-complex="1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07cm" svg:height="0.886cm" svg:x="22.393cm" svg:y="10.8cm">
          <draw:text-box>
            <text:p>計測値</text:p>
          </draw:text-box>
        </draw:frame>
        <draw:custom-shape draw:style-name="gr2" draw:text-style-name="P2" draw:layer="layout" svg:width="4cm" svg:height="1.8cm" svg:x="21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669cm" svg:height="0.962cm" svg:x="21.931cm" svg:y="13.038cm">
          <draw:text-box>
            <text:p>CDatabase</text:p>
          </draw:text-box>
        </draw:frame>
        <draw:frame draw:style-name="gr1" draw:text-style-name="P1" draw:layer="layout" svg:width="5.861cm" svg:height="0.886cm" svg:x="12.8cm" svg:y="3.714cm">
          <draw:text-box>
            <text:p>特徴ベクトルの集合</text:p>
          </draw:text-box>
        </draw:frame>
        <draw:custom-shape draw:style-name="gr2" draw:text-style-name="P2" draw:layer="layout" svg:width="4cm" svg:height="1.8cm" svg:x="13.6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038cm" svg:height="0.962cm" svg:x="14.062cm" svg:y="6.038cm">
          <draw:text-box>
            <text:p>m_pt_list</text:p>
          </draw:text-box>
        </draw:frame>
        <draw:line draw:style-name="gr3" draw:text-style-name="P2" draw:layer="layout" svg:x1="19.6cm" svg:y1="1.8cm" svg:x2="19.6cm" svg:y2="19.4cm">
          <text:p/>
        </draw:line>
        <draw:frame draw:style-name="gr1" draw:text-style-name="P1" draw:layer="layout" svg:width="4.304cm" svg:height="0.962cm" svg:x="21.2cm" svg:y="1.838cm">
          <draw:text-box>
            <text:p>database.cpp</text:p>
          </draw:text-box>
        </draw:frame>
        <draw:frame draw:style-name="gr1" draw:text-style-name="P1" draw:layer="layout" svg:width="3.457cm" svg:height="0.962cm" svg:x="7.496cm" svg:y="1.638cm">
          <draw:text-box>
            <text:p>trainer.cpp</text:p>
          </draw:text-box>
        </draw:frame>
        <draw:line draw:style-name="gr4" draw:text-style-name="P2" draw:layer="layout" svg:x1="21.4cm" svg:y1="13.4cm" svg:x2="19.2cm" svg:y2="13.4cm">
          <text:p/>
        </draw:line>
        <draw:line draw:style-name="gr5" draw:text-style-name="P2" draw:layer="layout" svg:x1="15.6cm" svg:y1="9.6cm" svg:x2="15.6cm" svg:y2="7.6cm">
          <text:p/>
        </draw:line>
        <draw:line draw:style-name="gr5" draw:text-style-name="P2" draw:layer="layout" svg:x1="15.6cm" svg:y1="12.8cm" svg:x2="15.6cm" svg:y2="11.6cm">
          <text:p/>
        </draw:line>
        <draw:frame draw:style-name="gr1" draw:text-style-name="P1" draw:layer="layout" svg:width="2.344cm" svg:height="0.962cm" svg:x="3.856cm" svg:y="5.8cm">
          <draw:text-box>
            <text:p>Train()</text:p>
          </draw:text-box>
        </draw:frame>
        <draw:frame draw:style-name="gr6" draw:text-style-name="P4" draw:layer="layout" svg:width="7cm" svg:height="0.65cm" svg:x="12.2cm" svg:y="10.4cm">
          <draw:text-box>
            <text:p text:style-name="P3">makeFeatureVectorForTraining()</text:p>
          </draw:text-box>
        </draw:frame>
        <draw:frame draw:style-name="gr6" draw:text-style-name="P4" draw:layer="layout" svg:width="6.005cm" svg:height="0.65cm" svg:x="12.8cm" svg:y="13.15cm">
          <draw:text-box>
            <text:p text:style-name="P3">registerVectorToList(n, t)</text:p>
          </draw:text-box>
        </draw:frame>
        <draw:frame draw:style-name="gr6" draw:text-style-name="P4" draw:layer="layout" svg:width="4.735cm" svg:height="0.65cm" svg:x="2.4cm" svg:y="7.35cm">
          <draw:text-box>
            <text:p text:style-name="P3">svm_parameter param;</text:p>
          </draw:text-box>
        </draw:frame>
        <draw:frame draw:style-name="gr6" draw:text-style-name="P4" draw:layer="layout" svg:width="4.735cm" svg:height="0.65cm" svg:x="2.365cm" svg:y="8.2cm">
          <draw:text-box>
            <text:p text:style-name="P3">setParameter(&amp;param)</text:p>
          </draw:text-box>
        </draw:frame>
        <draw:frame draw:style-name="gr6" draw:text-style-name="P4" draw:layer="layout" svg:width="7cm" svg:height="0.65cm" svg:x="1.6cm" svg:y="10.35cm">
          <draw:text-box>
            <text:p text:style-name="P3">makeFeatureVectorForTraining()</text:p>
          </draw:text-box>
        </draw:frame>
        <draw:custom-shape draw:style-name="gr7" draw:text-style-name="P2" draw:layer="layout" svg:width="17.8cm" svg:height="1.4cm" svg:x="1.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7.8cm" svg:height="1.445cm" svg:x="1.6cm" svg:y="12.4cm">
          <draw:text-box>
            <text:p text:style-name="P3">svm_problem problem;</text:p>
            <text:p text:style-name="P3">problem.l = m_pt_list.size();</text:p>
            <text:p text:style-name="P3">problem.y = new double[problem.l];</text:p>
          </draw:text-box>
        </draw:frame>
        <draw:frame draw:style-name="gr9" draw:text-style-name="P4" draw:layer="layout" svg:width="8cm" svg:height="0.649cm" svg:x="1.6cm" svg:y="14.952cm">
          <draw:text-box>
            <text:p text:style-name="P3">svm_node* x_space = new svm_node[];</text:p>
          </draw:text-box>
        </draw:frame>
        <draw:line draw:style-name="gr10" draw:text-style-name="P2" draw:layer="layout" svg:x1="13.6cm" svg:y1="6.4cm" svg:x2="9.6cm" svg:y2="14.952cm">
          <text:p/>
        </draw:line>
        <draw:frame draw:style-name="gr11" draw:text-style-name="P4" draw:layer="layout" svg:width="7.6cm" svg:height="1.047cm" svg:x="1.6cm" svg:y="16.153cm">
          <draw:text-box>
            <text:p text:style-name="P3">problem.x[i] = &amp;x_space[dim * i];</text:p>
            <text:p text:style-name="P3">problem.y[i] = q-&gt;label;</text:p>
          </draw:text-box>
        </draw:frame>
        <draw:frame draw:style-name="gr6" draw:text-style-name="P6" draw:layer="layout" svg:width="8.757cm" svg:height="0.65cm" svg:x="1.243cm" svg:y="18.4cm">
          <draw:text-box>
            <text:p text:style-name="P5">m_pModel = svm_train(&amp;problem, &amp;param);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2:20:08.687688125</meta:creation-date>
    <dc:date>2017-06-12T16:09:24.252195706</dc:date>
    <meta:editing-duration>PT3H18M25S</meta:editing-duration>
    <meta:editing-cycles>1</meta:editing-cycles>
    <meta:document-statistic meta:object-count="47"/>
    <meta:generator>LibreOffice/5.1.6.2$Linux_X86_64 LibreOffice_project/10m0$Build-2</meta:generator>
  </office:meta>
</office:document-meta>
</file>